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6fe" officeooo:paragraph-rsid="001c06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6:36:50.559513142</meta:creation-date>
    <dc:date>2021-10-07T16:37:31.622378273</dc:date>
    <meta:editing-duration>PT41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6.4.7.2$Linux_X86_64 LibreOffice_project/40$Build-2</meta:generator>
  </office:meta>
</office:document-meta>
</file>